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 style:master-page-name="">
      <style:paragraph-properties fo:break-before="pag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__________________________________________________________________________</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text-properties fo:font-size="20pt"/>
    </style:style>
    <style:style style:name="Title-book" style:family="paragraph" style:parent-style-name="Title" style:next-style-name="p" style:master-page-name="">
      <style:paragraph-properties fo:margin-top="1.401cm" fo:margin-bottom="0cm"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02cm solid #000000"/>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02cm solid #000000"/>
    </style:style>
    <style:style style:name="h-read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Notes</text:title></text:p>
            </table:table-cell>
            <table:table-cell table:style-name="BodyFooter.A1" office:value-type="string">
              <text:p text:style-name="P1"><text:span text:style-name="i-b"><text:page-number text:select-page="current">4</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4</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4</text:page-number></text:span></text:p>
            </table:table-cell>
            <table:table-cell office:value-type="string">
              <text:p text:style-name="P3"><text:subject>Integrated Content Environment (ICE) user guide</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Notes</text:title></text:p>
            </table:table-cell>
            <table:table-cell table:style-name="Table3.A1" office:value-type="string">
              <text:p text:style-name="P1"><text:span text:style-name="i-b"><text:page-number text:select-page="current">4</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Notes</text:title></text:p>
            </table:table-cell>
            <table:table-cell table:style-name="Table4.A1" office:value-type="string">
              <text:p text:style-name="P1"><text:span text:style-name="i-b"><text:page-number text:select-page="current">4</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4</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4</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4</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Notes</text:title></text:p>
            </table:table-cell>
            <table:table-cell table:style-name="Table46.A1" office:value-type="string">
              <text:p text:style-name="P1"><text:span text:style-name="i-b"><text:page-number text:select-page="current">4</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4</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Notes</dc:title>
    <dc:subject>Integrated Content Environment (ICE) user guide</dc:subject>
    <meta:initial-creator>Pamela Glossop</meta:initial-creator>
    <meta:creation-date>2006-03-17T14:25:44</meta:creation-date>
    <dc:creator>Pamela Glossop</dc:creator>
    <dc:date>2006-10-03T09:19:28</dc:date>
    <meta:printed-by>Pamela Glossop</meta:printed-by>
    <meta:print-date>2006-03-17T14:28:57</meta:print-date>
    <dc:language>en-US</dc:language>
    <meta:editing-cycles>14</meta:editing-cycles>
    <meta:editing-duration>PT8M3S</meta:editing-duration>
    <meta:template xlink:type="simple" xlink:actuate="onRequest" xlink:role="template" xlink:href="../../../../../ice-usq/trunk/usq-content/templates/ice-template.ott" xlink:title="ice-template" meta:date="2006-09-22T14:28:32"/>
    <meta:user-defined meta:name="Info 1"/>
    <meta:user-defined meta:name="Info 2"/>
    <meta:user-defined meta:name="Info 3"/>
    <meta:user-defined meta:name="Info 4"/>
    <meta:document-statistic meta:table-count="12" meta:image-count="0" meta:object-count="0" meta:page-count="4" meta:paragraph-count="127" meta:word-count="1" meta:character-count="786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